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rial" fo:font-size="10pt" fo:language="pl" fo:country="P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" style:family="paragraph" style:parent-style-name="Standard">
      <style:text-properties fo:color="#00ae00" style:font-name="Arial" fo:font-size="10pt" fo:language="pl" fo:country="P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" style:family="paragraph" style:parent-style-name="Standard">
      <style:text-properties fo:color="#ff0000" style:font-name="Courier New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fo:language="pl" fo:country="PL" style:font-size-asian="10pt" style:language-asian="zxx" style:country-asian="none" style:font-size-complex="10pt" style:language-complex="zxx" style:country-complex="non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2pt" fo:language="pl" fo:country="PL" fo:font-weight="bold" style:font-name-asian="Courier New" style:font-size-asian="12pt" style:language-asian="zxx" style:country-asian="none" style:font-weight-asian="bold" style:font-name-complex="Courier New" style:font-size-complex="12pt" style:language-complex="zxx" style:country-complex="none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2pt" fo:language="pl" fo:country="PL" fo:font-weight="bold" style:font-name-asian="Courier New" style:font-size-asian="12pt" style:language-asian="zxx" style:country-asian="none" style:font-weight-asian="bold" style:font-name-complex="Courier New" style:font-size-complex="12pt" style:language-complex="zxx" style:country-complex="none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Courier New" fo:font-size="10pt" style:font-name-asian="Courier New" style:font-size-asian="10pt" style:font-name-complex="Courier New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7f0055" style:font-name="Courier New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1" style:family="text">
      <style:text-properties fo:color="#00ae00"/>
    </style:style>
    <style:style style:name="T2" style:family="text">
      <style:text-properties fo:color="#00ae00" fo:font-weight="bold" style:font-weight-asian="bold" style:font-weight-complex="bold"/>
    </style:style>
    <style:style style:name="T3" style:family="text">
      <style:text-properties fo:color="#00ae00" style:font-name-asian="Courier New" style:font-name-complex="Courier New"/>
    </style:style>
    <style:style style:name="T4" style:family="text">
      <style:text-properties fo:color="#00ae00" style:font-name="Arial" fo:language="pl" fo:country="PL" style:font-name-asian="Courier New" style:language-asian="zxx" style:country-asian="none" style:font-name-complex="Courier New" style:language-complex="zxx" style:country-complex="none"/>
    </style:style>
    <style:style style:name="T5" style:family="text">
      <style:text-properties fo:color="#00ae00"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fo:color="#00ae00" fo:language="pl" fo:country="PL" style:language-asian="zxx" style:country-asian="none" style:language-complex="zxx" style:country-complex="none"/>
    </style:style>
    <style:style style:name="T7" style:family="text">
      <style:text-properties fo:color="#00ae00" fo:language="pl" fo:country="PL" fo:font-weight="normal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color="#00ae00" fo:font-style="italic" style:font-style-asian="italic" style:font-style-complex="italic"/>
    </style:style>
    <style:style style:name="T9" style:family="text">
      <style:text-properties fo:color="#7f0055" fo:font-weight="bold" style:font-weight-asian="bold" style:font-weight-complex="bold"/>
    </style:style>
    <style:style style:name="T10" style:family="text">
      <style:text-properties fo:color="#7f0055" fo:font-weight="bold" style:font-name-asian="Courier New" style:font-weight-asian="bold" style:font-name-complex="Courier New" style:font-weight-complex="bold"/>
    </style:style>
    <style:style style:name="T11" style:family="text">
      <style:text-properties fo:color="#7f0055"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T12" style:family="text">
      <style:text-properties fo:color="#000000"/>
    </style:style>
    <style:style style:name="T13" style:family="text">
      <style:text-properties fo:color="#000000" style:text-underline-style="solid" style:text-underline-width="auto" style:text-underline-color="font-color"/>
    </style:style>
    <style:style style:name="T14" style:family="text">
      <style:text-properties fo:color="#000000" fo:font-style="italic" style:font-style-asian="italic" style:font-style-complex="italic"/>
    </style:style>
    <style:style style:name="T15" style:family="text">
      <style:text-properties fo:color="#000000" style:font-name-asian="Courier New" style:font-name-complex="Courier New"/>
    </style:style>
    <style:style style:name="T16" style:family="text">
      <style:text-properties fo:color="#000000" style:font-name="Arial" fo:language="pl" fo:country="PL" style:font-name-asian="Courier New" style:language-asian="zxx" style:country-asian="none" style:font-name-complex="Courier New" style:language-complex="zxx" style:country-complex="none"/>
    </style:style>
    <style:style style:name="T17" style:family="text">
      <style:text-properties fo:color="#000000" fo:language="pl" fo:country="PL" style:language-asian="zxx" style:country-asian="none" style:language-complex="zxx" style:country-complex="none"/>
    </style:style>
    <style:style style:name="T18" style:family="text">
      <style:text-properties fo:color="#000000" fo:language="pl" fo:country="PL" style:font-name-asian="Courier New" style:language-asian="zxx" style:country-asian="none" style:font-name-complex="Courier New" style:language-complex="zxx" style:country-complex="none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0000c0"/>
    </style:style>
    <style:style style:name="T21" style:family="text">
      <style:text-properties fo:color="#0000c0" fo:language="pl" fo:country="PL" style:language-asian="zxx" style:country-asian="none" style:language-complex="zxx" style:country-complex="none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language="pl" fo:country="PL" style:language-asian="zxx" style:country-asian="none" style:language-complex="zxx" style:country-complex="none"/>
    </style:style>
    <style:style style:name="T24" style:family="text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T25" style:family="text">
      <style:text-properties fo:language="pl" fo:country="PL" fo:font-weight="normal" style:language-asian="zxx" style:country-asian="none" style:font-weight-asian="normal" style:language-complex="zxx" style:country-complex="none" style:font-weight-complex="normal"/>
    </style:style>
    <style:style style:name="T26" style:family="text">
      <style:text-properties style:font-name="Arial" fo:language="pl" fo:country="PL" style:font-name-asian="Courier New" style:language-asian="zxx" style:country-asian="none" style:font-name-complex="Courier New" style:language-complex="zxx" style:country-complex="none"/>
    </style:style>
    <style:style style:name="T27" style:family="text">
      <style:text-properties style:font-name-asian="Courier New" style:font-name-complex="Courier New"/>
    </style:style>
    <style:style style:name="T28" style:family="text">
      <style:text-properties fo:color="#3f55bf"/>
    </style:style>
    <style:style style:name="T29" style:family="text">
      <style:text-properties fo:color="#557f5f"/>
    </style:style>
    <style:style style:name="T30" style:family="text">
      <style:text-properties fo:color="#896612"/>
    </style:style>
    <style:style style:name="T31" style:family="text">
      <style:text-properties fo:color="#896612" fo:language="pl" fo:country="PL" style:language-asian="zxx" style:country-asian="none" style:language-complex="zxx" style:country-complex="none"/>
    </style:style>
    <style:style style:name="T32" style:family="text">
      <style:text-properties fo:color="#896612" style:font-name-asian="Courier New" style:font-name-complex="Courier New"/>
    </style:style>
    <style:style style:name="T33" style:family="text">
      <style:text-properties fo:color="#808080"/>
    </style:style>
    <style:style style:name="T34" style:family="text">
      <style:text-properties fo:color="#008080"/>
    </style:style>
    <style:style style:name="T35" style:family="text">
      <style:text-properties fo:color="#008080" fo:language="pl" fo:country="PL" style:language-asian="zxx" style:country-asian="none" style:language-complex="zxx" style:country-complex="none"/>
    </style:style>
    <style:style style:name="T36" style:family="text">
      <style:text-properties fo:color="#008080" style:font-name-asian="Courier New" style:font-name-complex="Courier New"/>
    </style:style>
    <style:style style:name="T37" style:family="text">
      <style:text-properties fo:color="#3f7f7f"/>
    </style:style>
    <style:style style:name="T38" style:family="text">
      <style:text-properties fo:color="#3f7f7f" fo:language="pl" fo:country="PL" style:language-asian="zxx" style:country-asian="none" style:language-complex="zxx" style:country-complex="none"/>
    </style:style>
    <style:style style:name="T39" style:family="text">
      <style:text-properties fo:color="#3f7f7f" style:font-name-asian="Courier New" style:font-name-complex="Courier New"/>
    </style:style>
    <style:style style:name="T40" style:family="text">
      <style:text-properties fo:color="#7f007f"/>
    </style:style>
    <style:style style:name="T41" style:family="text">
      <style:text-properties fo:color="#7f007f" fo:language="pl" fo:country="PL" style:language-asian="zxx" style:country-asian="none" style:language-complex="zxx" style:country-complex="none"/>
    </style:style>
    <style:style style:name="T42" style:family="text">
      <style:text-properties fo:color="#2a00ff" fo:font-style="italic" style:font-style-asian="italic" style:font-style-complex="italic"/>
    </style:style>
    <style:style style:name="T43" style:family="text">
      <style:text-properties fo:color="#2a00ff" fo:language="pl" fo:country="PL" fo:font-style="italic" style:language-asian="zxx" style:country-asian="none" style:font-style-asian="italic" style:language-complex="zxx" style:country-complex="none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color="#008282"/>
    </style:style>
    <style:style style:name="T46" style:family="text">
      <style:text-properties fo:color="#ff0000" fo:language="pl" fo:country="PL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stalacja i konfiguracja Zend Framework</text:p>
      <text:p text:style-name="P1"/>
      <text:p text:style-name="P1">Ze strony <text:a xlink:type="simple" xlink:href="http://framework.zend.com/downloads/latest#ZF1">http://framework.zend.com/downloads/latest#ZF1</text:a> pobieramy Zend Framework.</text:p>
      <text:p text:style-name="P1">W projekcie użyłem Zend Framework 1.12.6 Full.</text:p>
      <text:p text:style-name="P1"/>
      <text:p text:style-name="P1">2. Następnie rozpakowujemy paczkę i przenosimy zawartość </text:p>
      <text:p text:style-name="P1">ZendFramework-1.12.6/library/Zend </text:p>
      <text:p text:style-name="P1">do katalogu </text:p>
      <text:p text:style-name="P1">jobeet2/vendor/<text:span text:style-name="T1">Zend</text:span></text:p>
      <text:p text:style-name="P1"/>
      <text:p text:style-name="P1">3. Z katalogu Zend usuwamy wszystko poza:</text:p>
      <text:p text:style-name="P1"/>
      <text:p text:style-name="P2">jobeet2\vendor\Zend\Xml</text:p>
      <text:p text:style-name="P2">jobeet2\vendor\Zend\Loader</text:p>
      <text:p text:style-name="P2">jobeet2\vendor\Zend\Search</text:p>
      <text:p text:style-name="P2">jobeet2\vendor\Zend\Exception.php</text:p>
      <text:p text:style-name="P2">jobeet2\vendor\Zend\Loader.php</text:p>
      <text:p text:style-name="P1"/>
      <text:p text:style-name="P1">4. Do pliku autoload.php dodajemy następujące wpisy:</text:p>
      <text:p text:style-name="P1"/>
      <text:p text:style-name="P1">//app/autoload.php</text:p>
      <text:p text:style-name="P1"/>
      <text:p text:style-name="P3">&lt;?php</text:p>
      <text:p text:style-name="P6"/>
      <text:p text:style-name="P6"><text:span text:style-name="T9">use </text:span><text:span text:style-name="T13">Doctrine</text:span><text:span text:style-name="T12">\Common\Annotations\AnnotationRegistry;</text:span></text:p>
      <text:p text:style-name="P6"/>
      <text:p text:style-name="P6"><text:span text:style-name="T12">$loader = </text:span><text:span text:style-name="T9">require </text:span><text:span text:style-name="T12">__DIR__.</text:span><text:span text:style-name="T20">'/../vendor/autoload.php'</text:span><text:span text:style-name="T12">;</text:span></text:p>
      <text:p text:style-name="P6"/>
      <text:p text:style-name="P8">// intl</text:p>
      <text:p text:style-name="P6"><text:span text:style-name="T9">if </text:span><text:span text:style-name="T12">(!function_exists(</text:span><text:span text:style-name="T20">'intl_get_error_code'</text:span><text:span text:style-name="T12">)) {</text:span></text:p>
      <text:p text:style-name="P6"><text:span text:style-name="T12"><text:s text:c="4"/></text:span><text:span text:style-name="T9">require_once </text:span><text:span text:style-name="T12">__DIR__.</text:span><text:span text:style-name="T20">'/../vendor/symfony/symfony/src/Symfony/Component/Locale/Resources/stubs/functions.php'</text:span><text:span text:style-name="T12">;</text:span></text:p>
      <text:p text:style-name="P6"/>
      <text:p text:style-name="P6"><text:span text:style-name="T12"><text:s text:c="4"/>$loader-&gt;add(</text:span><text:span text:style-name="T20">''</text:span><text:span text:style-name="T12">, __DIR__.</text:span><text:span text:style-name="T20">'/../vendor/symfony/symfony/src/Symfony/Component/Locale/Resources/stubs'</text:span><text:span text:style-name="T12">);</text:span></text:p>
      <text:p text:style-name="P10">}</text:p>
      <text:p text:style-name="P6"/>
      <text:p text:style-name="P6"><text:span text:style-name="T12">AnnotationRegistry::</text:span><text:span text:style-name="T14">registerLoader</text:span><text:span text:style-name="T12">(</text:span><text:span text:style-name="T9">array</text:span><text:span text:style-name="T12">($loader, </text:span><text:span text:style-name="T20">'loadClass'</text:span><text:span text:style-name="T12">));</text:span></text:p>
      <text:p text:style-name="P6"/>
      <text:p text:style-name="P17">set_include_path(__DIR__.'/../vendor'.PATH_SEPARATOR.get_include_path());</text:p>
      <text:p text:style-name="P17"><text:span text:style-name="T22">require_once </text:span>__DIR__.'/../vendor/Zend/Loader/Autoloader.php';</text:p>
      <text:p text:style-name="P17">Zend_Loader_Autoloader::getInstance();</text:p>
      <text:p text:style-name="P6"/>
      <text:p text:style-name="P7"><text:span text:style-name="T10">return </text:span><text:span text:style-name="T15">$loader;</text:span></text:p>
      <text:p text:style-name="P10"/>
      <text:p text:style-name="P12">Indexing</text:p>
      <text:p text:style-name="P13"/>
      <text:p text:style-name="P13">Budowa wyszukiwarki zwracającej oferty pasujące do słów kluczowych wpisanych przez użytkownika.</text:p>
      <text:p text:style-name="P13"/>
      <text:p text:style-name="P13">1. Tworzenie indeksu ze słowami kluczowymi. Dodajemy następujące metody:</text:p>
      <text:p text:style-name="P13">//src/Ens/JobeetBundle/Entity/Job.php</text:p>
      <text:p text:style-name="P6"><text:span text:style-name="T9">class </text:span><text:span text:style-name="T12">Job</text:span></text:p>
      <text:p text:style-name="P9">{</text:p>
      <text:p text:style-name="P13">….</text:p>
      <text:p text:style-name="P16"><text:span text:style-name="T23"><text:s text:c="4"/></text:span><text:span text:style-name="T24">static public function </text:span><text:span text:style-name="T23">getLuceneIndex()</text:span></text:p>
      <text:p text:style-name="P16"><text:s text:c="4"/>{</text:p>
      <text:p text:style-name="P16"><text:s text:c="8"/><text:span text:style-name="T22">if </text:span>(file_exists($index = <text:span text:style-name="T22">self</text:span>::getLuceneIndexFile())) {</text:p>
      <text:p text:style-name="P16"><text:s text:c="12"/><text:span text:style-name="T22">return </text:span>\Zend_Search_Lucene::open($index);</text:p>
      <text:p text:style-name="P16"><text:s text:c="8"/>}</text:p>
      <text:p text:style-name="P16"><text:s/></text:p>
      <text:p text:style-name="P16"><text:s text:c="8"/><text:span text:style-name="T22">return </text:span>\Zend_Search_Lucene::create($index);</text:p>
      <text:p text:style-name="P16"><text:soft-page-break/><text:s text:c="4"/>}</text:p>
      <text:p text:style-name="P9"><text:s/></text:p>
      <text:p text:style-name="P16"><text:s text:c="4"/><text:span text:style-name="T22">static public function </text:span>getLuceneIndexFile()</text:p>
      <text:p text:style-name="P16"><text:s text:c="4"/>{</text:p>
      <text:p text:style-name="P16"><text:s text:c="8"/><text:span text:style-name="T22">return </text:span>__DIR__.'/../../../../web/data/job.index';</text:p>
      <text:p text:style-name="P16"><text:s text:c="4"/>}</text:p>
      <text:p text:style-name="P9"><text:s text:c="4"/></text:p>
      <text:p text:style-name="P9">}</text:p>
      <text:p text:style-name="P13"/>
      <text:p text:style-name="P13">2. Mechanizm aktualizowania index-u. Dodajemy metodę:</text:p>
      <text:p text:style-name="P13"/>
      <text:p text:style-name="P13">//src/Ens/JobeetBundle/Resources/config/doctrine/Job.orm.yml</text:p>
      <text:p text:style-name="P13"/>
      <text:p text:style-name="P10"><text:s text:c="2"/>lifecycleCallbacks:</text:p>
      <text:p text:style-name="P4"><text:s text:c="4"/>prePersist: [ setTokenValue, preUpload, setCreatedAtValue, setExpiresAtValue ]</text:p>
      <text:p text:style-name="P4"><text:s text:c="4"/>preUpdate: [ preUpload, setUpdatedAtValue ]</text:p>
      <text:p text:style-name="P4"><text:s text:c="4"/>postPersist: [ upload, <text:span text:style-name="T1">updateLuceneIndex</text:span> ]</text:p>
      <text:p text:style-name="P4"><text:s text:c="4"/>postUpdate: [ upload, <text:span text:style-name="T1">updateLuceneIndex</text:span> ]</text:p>
      <text:p text:style-name="P4"><text:s text:c="4"/>postRemove: [ removeUpload ]</text:p>
      <text:p text:style-name="P13"/>
      <text:p text:style-name="P13"/>
      <text:p text:style-name="P13">3. Wygenerowanie metody za pomocą komendy:</text:p>
      <text:p text:style-name="P13"/>
      <text:p text:style-name="P28">php app/console doctrine:generate:entities EnsJobeetBundle</text:p>
      <text:p text:style-name="P13"/>
      <text:p text:style-name="P13">4. Do nowo powstałej metody dodajemy następujący wpis:</text:p>
      <text:p text:style-name="P13"/>
      <text:p text:style-name="P13">//src/Ens/JobeetBundle/Entity/Job.php</text:p>
      <text:p text:style-name="P13">...</text:p>
      <text:p text:style-name="P6"><text:span text:style-name="T12"><text:s text:c="4"/></text:span><text:span text:style-name="T28">/**</text:span></text:p>
      <text:p text:style-name="P21"><text:s text:c="5"/>* @ORM\PostPersist</text:p>
      <text:p text:style-name="P21"><text:s text:c="5"/>*/</text:p>
      <text:p text:style-name="P4"><text:span text:style-name="T12"><text:s text:c="4"/></text:span><text:span text:style-name="T9">public function </text:span><text:span text:style-name="T12">updateLuceneIndex()</text:span></text:p>
      <text:p text:style-name="P9"><text:s text:c="4"/>{</text:p>
      <text:p text:style-name="P4"><text:span text:style-name="T12"><text:s text:c="8"/></text:span><text:span text:style-name="T29">// Add your code here</text:span></text:p>
      <text:p text:style-name="P4"/>
      <text:p text:style-name="P4"><text:span text:style-name="T12"><text:s text:c="2"/></text:span><text:span text:style-name="T1"><text:s text:c="6"/>$index = </text:span><text:span text:style-name="T2">self</text:span><text:span text:style-name="T1">::getLuceneIndex();</text:span></text:p>
      <text:p text:style-name="P16"><text:s/></text:p>
      <text:p text:style-name="P16"><text:s text:c="8"/>// remove existing entries</text:p>
      <text:p text:style-name="P16"><text:s text:c="8"/><text:span text:style-name="T22">foreach </text:span>($index-&gt;find('pk:'.$this-&gt;getId()) <text:span text:style-name="T22">as </text:span>$hit)</text:p>
      <text:p text:style-name="P16"><text:s text:c="8"/>{</text:p>
      <text:p text:style-name="P16"><text:s text:c="10"/>$index-&gt;delete($hit-&gt;id);</text:p>
      <text:p text:style-name="P16"><text:s text:c="8"/>}</text:p>
      <text:p text:style-name="P16"><text:s/></text:p>
      <text:p text:style-name="P16"><text:s text:c="8"/>// don't index expired and non-activated jobs</text:p>
      <text:p text:style-name="P16"><text:s text:c="8"/><text:span text:style-name="T22">if </text:span>($this-&gt;isExpired() || !$this-&gt;getIsActivated())</text:p>
      <text:p text:style-name="P16"><text:s text:c="8"/>{</text:p>
      <text:p text:style-name="P16"><text:s text:c="10"/><text:span text:style-name="T22">return</text:span>;</text:p>
      <text:p text:style-name="P16"><text:s text:c="8"/>}</text:p>
      <text:p text:style-name="P16"><text:s/></text:p>
      <text:p text:style-name="P16"><text:s text:c="8"/>$doc = <text:span text:style-name="T22">new </text:span>\Zend_Search_Lucene_Document();</text:p>
      <text:p text:style-name="P16"><text:s/></text:p>
      <text:p text:style-name="P16"><text:s text:c="8"/>// store job primary key to identify it in the search results</text:p>
      <text:p text:style-name="P16"><text:s text:c="8"/>$doc-&gt;addField(\Zend_Search_Lucene_Field::Keyword('pk', $this-&gt;getId()));</text:p>
      <text:p text:style-name="P16"><text:s/></text:p>
      <text:p text:style-name="P16"><text:s text:c="8"/>// index job fields</text:p>
      <text:p text:style-name="P16"><text:s text:c="8"/>$doc-&gt;addField(\Zend_Search_Lucene_Field::UnStored('position', $this-&gt;getPosition(), 'utf-8'));</text:p>
      <text:p text:style-name="P16"><text:s text:c="8"/>$doc-&gt;addField(\Zend_Search_Lucene_Field::UnStored('company', $this-&gt;getCompany(), 'utf-8'));</text:p>
      <text:p text:style-name="P16"><text:s text:c="8"/>$doc-&gt;addField(\Zend_Search_Lucene_Field::UnStored('location', $this-<text:soft-page-break/>&gt;getLocation(), 'utf-8'));</text:p>
      <text:p text:style-name="P16"><text:s text:c="8"/>$doc-&gt;addField(\Zend_Search_Lucene_Field::UnStored('description', $this-&gt;getDescription(), 'utf-8'));</text:p>
      <text:p text:style-name="P16"><text:s/></text:p>
      <text:p text:style-name="P16"><text:s text:c="8"/>// add job to the index</text:p>
      <text:p text:style-name="P16"><text:s text:c="8"/>$index-&gt;addDocument($doc);</text:p>
      <text:p text:style-name="P16"><text:s text:c="8"/>$index-&gt;commit();</text:p>
      <text:p text:style-name="P4"/>
      <text:p text:style-name="P9"><text:s text:c="4"/><text:tab/></text:p>
      <text:p text:style-name="P9"><text:s text:c="4"/>}</text:p>
      <text:p text:style-name="P9"/>
      <text:p text:style-name="P9"/>
      <text:p text:style-name="P15">5. Mechanizm czyszczenie index-u z usuniętych ofert. Dodajemy metodę:</text:p>
      <text:p text:style-name="P15"/>
      <text:p text:style-name="P13">//src/Ens/JobeetBundle/Resources/config/doctrine/Job.orm.yml</text:p>
      <text:p text:style-name="P9"/>
      <text:p text:style-name="P9"><text:s text:c="2"/>lifecycleCallbacks:</text:p>
      <text:p text:style-name="P4"><text:s text:c="4"/>prePersist: [ setTokenValue, preUpload, setCreatedAtValue, setExpiresAtValue ]</text:p>
      <text:p text:style-name="P4"><text:s text:c="4"/>preUpdate: [ preUpload, setUpdatedAtValue ]</text:p>
      <text:p text:style-name="P4"><text:s text:c="4"/>postPersist: [ upload, updateLuceneIndex ]</text:p>
      <text:p text:style-name="P4"><text:s text:c="4"/>postUpdate: [ upload, updateLuceneIndex ]</text:p>
      <text:p text:style-name="P5"><text:span text:style-name="T27"><text:s text:c="4"/>postRemove: [ removeUpload, </text:span><text:span text:style-name="T3">deleteLuceneIndex </text:span><text:span text:style-name="T27">]</text:span></text:p>
      <text:p text:style-name="P15"/>
      <text:p text:style-name="P13">6. Wygenerowanie metody za pomocą komendy:</text:p>
      <text:p text:style-name="P13"/>
      <text:p text:style-name="P28">php app/console doctrine:generate:entities EnsJobeetBundle</text:p>
      <text:p text:style-name="P15"/>
      <text:p text:style-name="P15"/>
      <text:p text:style-name="P20"><text:span text:style-name="T15">7. </text:span><text:span text:style-name="T18">Do nowo powstałej metody dodajemy następujący wpis:</text:span></text:p>
      <text:p text:style-name="P13"/>
      <text:p text:style-name="P13">//src/Ens/JobeetBundle/Entity/Job.php</text:p>
      <text:p text:style-name="P13">….</text:p>
      <text:p text:style-name="P6"><text:span text:style-name="T12"><text:s text:c="4"/></text:span><text:span text:style-name="T28">/**</text:span></text:p>
      <text:p text:style-name="P21"><text:s text:c="5"/>* @ORM\PostRemove</text:p>
      <text:p text:style-name="P21"><text:s text:c="5"/>*/</text:p>
      <text:p text:style-name="P4"><text:span text:style-name="T12"><text:s text:c="4"/></text:span><text:span text:style-name="T9">public function </text:span><text:span text:style-name="T12">deleteLuceneIndex()</text:span></text:p>
      <text:p text:style-name="P9"><text:s text:c="4"/>{</text:p>
      <text:p text:style-name="P4"><text:span text:style-name="T12"><text:s text:c="8"/></text:span><text:span text:style-name="T29">// Add your code here</text:span></text:p>
      <text:p text:style-name="P16"><text:s text:c="8"/>$index = <text:span text:style-name="T22">self</text:span>::getLuceneIndex();</text:p>
      <text:p text:style-name="P16"><text:s/></text:p>
      <text:p text:style-name="P16"><text:s text:c="8"/><text:span text:style-name="T22">foreach </text:span>($index-&gt;find('pk:'.$this-&gt;getId()) <text:span text:style-name="T22">as </text:span>$hit) {</text:p>
      <text:p text:style-name="P16"><text:s text:c="12"/>$index-&gt;delete($hit-&gt;id);</text:p>
      <text:p text:style-name="P16"><text:s text:c="8"/>}</text:p>
      <text:p text:style-name="P9"><text:s text:c="4"/><text:tab/></text:p>
      <text:p text:style-name="P9"><text:s text:c="4"/>}</text:p>
      <text:p text:style-name="P13"/>
      <text:p text:style-name="P13">8. Zmiana uprawnień do katalogu:</text:p>
      <text:p text:style-name="P5"><text:span text:style-name="T16">Tworzymy katalog </text:span><text:span text:style-name="T4">data</text:span><text:span text:style-name="T16">, a następnie wykonujemy polecenie:</text:span></text:p>
      <text:p text:style-name="P13"/>
      <text:p text:style-name="P28">chmod -R 777 web/data</text:p>
      <text:p text:style-name="P13"/>
      <text:p text:style-name="P13">9. Przeładowanie danych:</text:p>
      <text:p text:style-name="P13"/>
      <text:p text:style-name="P28">php app/console doctrine:fixtures:load</text:p>
      <text:p text:style-name="P28"/>
      <text:p text:style-name="P28">php app/console ens:jobeet:users admin admin</text:p>
      <text:p text:style-name="P28"/>
      <text:p text:style-name="P22"><text:span text:style-name="T26">W katalogu web/data został stworzony katalog </text:span><text:span text:style-name="T4">job.index</text:span></text:p>
      <text:p text:style-name="P19"/>
      <text:p text:style-name="P19"/>
      <text:p text:style-name="P19"/>
      <text:p text:style-name="P19"/>
      <text:p text:style-name="P25"><text:soft-page-break/>The Search</text:p>
      <text:p text:style-name="P26"/>
      <text:p text:style-name="P26">Tworzenie formularza wyszukiwarki.</text:p>
      <text:p text:style-name="P26"/>
      <text:p text:style-name="P26">1. Tworzymy routing</text:p>
      <text:p text:style-name="P26">//src/Ens/JobeetBundle/Resources/config/routing/job.yml</text:p>
      <text:p text:style-name="P19">…</text:p>
      <text:p text:style-name="P18">ens_job_search:</text:p>
      <text:p text:style-name="P16"><text:s text:c="4"/>pattern: /search</text:p>
      <text:p text:style-name="P16"><text:s text:c="4"/>defaults: { _controller: "EnsJobeetBundle:Job:search" }</text:p>
      <text:p text:style-name="P26"/>
      <text:p text:style-name="P26">2. Dodajemy akcję w kontrolerze:</text:p>
      <text:p text:style-name="P26">//src/Ens/JobeetBundle/Controller/JobController.php</text:p>
      <text:p text:style-name="P26">…</text:p>
      <text:p text:style-name="P23"><text:span text:style-name="T17"><text:s text:c="4"/></text:span><text:span text:style-name="T5">public function </text:span><text:span text:style-name="T6">searchAction(Request $request)</text:span></text:p>
      <text:p text:style-name="P9"><text:s text:c="4"/>{</text:p>
      <text:p text:style-name="P9"><text:s text:c="8"/>$em = $this-&gt;getDoctrine()-&gt;getManager();</text:p>
      <text:p text:style-name="P4"><text:span text:style-name="T12"><text:s text:c="8"/>$query = $this-&gt;getRequest()-&gt;get(</text:span><text:span text:style-name="T20">'query'</text:span><text:span text:style-name="T12">);</text:span></text:p>
      <text:p text:style-name="P9"><text:s/></text:p>
      <text:p text:style-name="P4"><text:span text:style-name="T12"><text:s text:c="8"/></text:span><text:span text:style-name="T9">if</text:span><text:span text:style-name="T12">(!$query) {</text:span></text:p>
      <text:p text:style-name="P4"><text:span text:style-name="T12"><text:s text:c="12"/></text:span><text:span text:style-name="T9">return </text:span><text:span text:style-name="T12">$this-&gt;redirect($this-&gt;generateUrl(</text:span><text:span text:style-name="T20">'ens_job'</text:span><text:span text:style-name="T12">));</text:span></text:p>
      <text:p text:style-name="P9"><text:s text:c="8"/>}</text:p>
      <text:p text:style-name="P9"><text:s/></text:p>
      <text:p text:style-name="P4"><text:span text:style-name="T12"><text:s text:c="8"/>$jobs = $em-&gt;getRepository(</text:span><text:span text:style-name="T20">'EnsJobeetBundle:Job'</text:span><text:span text:style-name="T12">)-&gt;getForLuceneQuery($query);</text:span></text:p>
      <text:p text:style-name="P9"><text:s/></text:p>
      <text:p text:style-name="P4"><text:span text:style-name="T12"><text:s text:c="8"/></text:span><text:span text:style-name="T9">return </text:span><text:span text:style-name="T12">$this-&gt;render(</text:span><text:span text:style-name="T20">'EnsJobeetBundle:Job:search.html.twig'</text:span><text:span text:style-name="T12">, </text:span><text:span text:style-name="T9">array</text:span><text:span text:style-name="T12">(</text:span><text:span text:style-name="T20">'jobs' </text:span><text:span text:style-name="T12">=&gt; $jobs));</text:span></text:p>
      <text:p text:style-name="P9"><text:s text:c="4"/>}</text:p>
      <text:p text:style-name="P26"/>
      <text:p text:style-name="P26">3. Tworzymy szablon dla wyszukanych ofert</text:p>
      <text:p text:style-name="P22"><text:span text:style-name="T26">//src/Ens/JobeetBundle/Resources/views/Job/</text:span><text:span text:style-name="T4">search.html.twig</text:span></text:p>
      <text:p text:style-name="P26"/>
      <text:p text:style-name="P23"><text:span text:style-name="T31">{%</text:span><text:span text:style-name="T11"> extends </text:span><text:span text:style-name="T21">'EnsJobeetBundle::layout.html.twig'</text:span><text:span text:style-name="T11"> </text:span><text:span text:style-name="T31">%}</text:span></text:p>
      <text:p text:style-name="P9"><text:s/></text:p>
      <text:p text:style-name="P4"><text:span text:style-name="T30">{%</text:span><text:span text:style-name="T9"> block </text:span><text:span text:style-name="T12">stylesheets</text:span><text:span text:style-name="T9"> </text:span><text:span text:style-name="T30">%}</text:span></text:p>
      <text:p text:style-name="P4"><text:span text:style-name="T12"><text:s text:c="4"/></text:span><text:span text:style-name="T30">{{</text:span><text:span text:style-name="T9"> </text:span><text:span text:style-name="T12">parent</text:span><text:span text:style-name="T33">()</text:span><text:span text:style-name="T9"> </text:span><text:span text:style-name="T30">}}</text:span></text:p>
      <text:p text:style-name="P4"><text:span text:style-name="T12"><text:s text:c="4"/></text:span><text:span text:style-name="T34">&lt;</text:span><text:span text:style-name="T37">link</text:span> <text:span text:style-name="T40">rel</text:span><text:span text:style-name="T12">=</text:span><text:span text:style-name="T42">"stylesheet"</text:span> <text:span text:style-name="T40">href</text:span><text:span text:style-name="T12">=</text:span>"<text:span text:style-name="T30">{{</text:span><text:span text:style-name="T9"> </text:span><text:span text:style-name="T12">asset</text:span><text:span text:style-name="T33">(</text:span><text:span text:style-name="T20">'bundles/ensjobeet/css/jobs.css'</text:span><text:span text:style-name="T33">)</text:span><text:span text:style-name="T9"> </text:span><text:span text:style-name="T30">}}</text:span>" <text:span text:style-name="T40">type</text:span><text:span text:style-name="T12">=</text:span><text:span text:style-name="T42">"text/css"</text:span> <text:span text:style-name="T40">media</text:span><text:span text:style-name="T12">=</text:span><text:span text:style-name="T42">"all"</text:span> <text:span text:style-name="T34">/&gt;</text:span></text:p>
      <text:p text:style-name="P4"><text:span text:style-name="T30">{%</text:span><text:span text:style-name="T9"> endblock </text:span><text:span text:style-name="T30">%}</text:span></text:p>
      <text:p text:style-name="P9"><text:s/></text:p>
      <text:p text:style-name="P4"><text:span text:style-name="T30">{%</text:span><text:span text:style-name="T9"> block </text:span><text:span text:style-name="T12">content</text:span><text:span text:style-name="T9"> </text:span><text:span text:style-name="T30">%}</text:span></text:p>
      <text:p text:style-name="P4"><text:span text:style-name="T12"><text:s text:c="4"/></text:span><text:span text:style-name="T34">&lt;</text:span><text:span text:style-name="T37">div</text:span> <text:span text:style-name="T40">id</text:span><text:span text:style-name="T12">=</text:span><text:span text:style-name="T42">"jobs"</text:span><text:span text:style-name="T34">&gt;</text:span></text:p>
      <text:p text:style-name="P4"><text:span text:style-name="T12"><text:s text:c="8"/></text:span><text:span text:style-name="T30">{%</text:span><text:span text:style-name="T9"> include </text:span><text:span text:style-name="T20">'EnsJobeetBundle:Job:list.html.twig'</text:span><text:span text:style-name="T9"> </text:span><text:span text:style-name="T12">with</text:span><text:span text:style-name="T9"> </text:span><text:span text:style-name="T45">{</text:span><text:span text:style-name="T20">'jobs'</text:span><text:span text:style-name="T33">:</text:span><text:span text:style-name="T9"> </text:span><text:span text:style-name="T12">jobs</text:span><text:span text:style-name="T45">}</text:span><text:span text:style-name="T9"> </text:span><text:span text:style-name="T30">%}</text:span></text:p>
      <text:p text:style-name="P27">{#</text:p>
      <text:p text:style-name="P27"><text:s text:c="8"/>&lt;table class="jobs"&gt;</text:p>
      <text:p text:style-name="P27"><text:s text:c="10"/>{% for entity in jobs %}</text:p>
      <text:p text:style-name="P27"><text:s text:c="12"/>&lt;tr class="{{ cycle(['even', 'odd'], loop.index) }}"&gt;</text:p>
      <text:p text:style-name="P27"><text:s text:c="14"/>&lt;td class="location"&gt;{{ entity.location }}&lt;/td&gt;</text:p>
      <text:p text:style-name="P27"><text:s text:c="14"/>&lt;td class="position"&gt;</text:p>
      <text:p text:style-name="P27"><text:s text:c="16"/>&lt;a href="{{ path('ens_job_show', { 'id': entity.id, 'company': entity.companyslug, 'location': entity.locationslug, 'position': entity.positionslug }) }}"&gt;</text:p>
      <text:p text:style-name="P27"><text:s text:c="18"/>{{ entity.position }}</text:p>
      <text:p text:style-name="P27"><text:s text:c="16"/>&lt;/a&gt;</text:p>
      <text:p text:style-name="P27"><text:s text:c="14"/>&lt;/td&gt;</text:p>
      <text:p text:style-name="P27"><text:s text:c="14"/>&lt;td class="company"&gt;{{ entity.company }}&lt;/td&gt;</text:p>
      <text:p text:style-name="P27"><text:s text:c="12"/>&lt;/tr&gt;</text:p>
      <text:p text:style-name="P27"><text:s text:c="10"/>{% endfor %}</text:p>
      <text:p text:style-name="P27"><text:s text:c="8"/>&lt;/table&gt;</text:p>
      <text:p text:style-name="P27">#}</text:p>
      <text:p text:style-name="P4"><text:span text:style-name="T12"><text:s text:c="4"/></text:span><text:span text:style-name="T34">&lt;/</text:span><text:span text:style-name="T37">div</text:span><text:span text:style-name="T34">&gt;</text:span></text:p>
      <text:p text:style-name="P5"><text:span text:style-name="T32">{%</text:span><text:span text:style-name="T10"> endblock </text:span><text:span text:style-name="T32">%}</text:span></text:p>
      <text:p text:style-name="P26"><text:soft-page-break/>4. W pliku zmieniamy wpis, który powinien być już zmieniony w Step7</text:p>
      <text:p text:style-name="P26">/src/Ens/JobeetBundle/Resources/views/Job/list.html.twig</text:p>
      <text:p text:style-name="P23"><text:span text:style-name="T23"><text:s text:c="9"/></text:span><text:span text:style-name="T46"><text:s/>{# {% for entity in category.activejobs %} #}</text:span></text:p>
      <text:p text:style-name="P5"><text:span text:style-name="T27"><text:s text:c="10"/></text:span><text:span text:style-name="T3">{% for entity in jobs %}</text:span></text:p>
      <text:p text:style-name="P26"/>
      <text:p text:style-name="P26">5. Dodajemy metodę przeszukującą</text:p>
      <text:p text:style-name="P26">Metoda wyświetli max 20 ofert oraz odfiltruje nieaktywne oferty</text:p>
      <text:p text:style-name="P26">//src/Ens/JobeetBundle/Repository/JobRepository.php</text:p>
      <text:p text:style-name="P26"/>
      <text:p text:style-name="P29">&lt;?php</text:p>
      <text:p text:style-name="P4"/>
      <text:p text:style-name="P9">namespace Ens\JobeetBundle\Repository;</text:p>
      <text:p text:style-name="P4"/>
      <text:p text:style-name="P4"><text:span text:style-name="T9">use </text:span><text:span text:style-name="T12">Doctrine\ORM\EntityRepository;</text:span></text:p>
      <text:p text:style-name="P16"><text:span text:style-name="T22">use </text:span>Ens\JobeetBundle\Entity\Job;</text:p>
      <text:p text:style-name="P4"/>
      <text:p text:style-name="P21">/**</text:p>
      <text:p text:style-name="P21"><text:s/>* JobRepository</text:p>
      <text:p text:style-name="P21"><text:s/>*</text:p>
      <text:p text:style-name="P21"><text:s/>* This class was generated by the Doctrine ORM. Add your own custom</text:p>
      <text:p text:style-name="P21"><text:s/>* repository methods below.</text:p>
      <text:p text:style-name="P21"><text:s/>*/</text:p>
      <text:p text:style-name="P5"><text:span text:style-name="T10">class </text:span><text:span text:style-name="T15">JobRepository </text:span><text:span text:style-name="T10">extends </text:span><text:span text:style-name="T15">EntityRepository</text:span></text:p>
      <text:p text:style-name="P11">{</text:p>
      <text:p text:style-name="P26">…</text:p>
      <text:p text:style-name="P26"/>
      <text:p text:style-name="P9"><text:span text:style-name="T25"><text:s text:c="4"/></text:span><text:span text:style-name="T5">public function </text:span><text:span text:style-name="T7">getForLuceneQuery($query)</text:span></text:p>
      <text:p text:style-name="P9"><text:s text:c="4"/>{</text:p>
      <text:p text:style-name="P9"><text:s text:c="8"/>$hits = Job::<text:span text:style-name="T44">getLuceneIndex</text:span>()-&gt;find($query);</text:p>
      <text:p text:style-name="P9"><text:s/></text:p>
      <text:p text:style-name="P4"><text:span text:style-name="T12"><text:s text:c="8"/>$pks = </text:span><text:span text:style-name="T9">array</text:span><text:span text:style-name="T12">();</text:span></text:p>
      <text:p text:style-name="P4"><text:span text:style-name="T12"><text:s text:c="8"/></text:span><text:span text:style-name="T9">foreach </text:span><text:span text:style-name="T12">($hits </text:span><text:span text:style-name="T9">as </text:span><text:span text:style-name="T12">$hit)</text:span></text:p>
      <text:p text:style-name="P9"><text:s text:c="8"/>{</text:p>
      <text:p text:style-name="P4"><text:span text:style-name="T12"><text:s text:c="10"/>$pks[] = $hit-&gt;</text:span><text:span text:style-name="T20">pk</text:span><text:span text:style-name="T12">;</text:span></text:p>
      <text:p text:style-name="P9"><text:s text:c="8"/>}</text:p>
      <text:p text:style-name="P9"><text:s/></text:p>
      <text:p text:style-name="P4"><text:span text:style-name="T12"><text:s text:c="8"/></text:span><text:span text:style-name="T9">if </text:span><text:span text:style-name="T12">(</text:span><text:span text:style-name="T9">empty</text:span><text:span text:style-name="T12">($pks))</text:span></text:p>
      <text:p text:style-name="P9"><text:s text:c="8"/>{</text:p>
      <text:p text:style-name="P4"><text:span text:style-name="T12"><text:s text:c="10"/></text:span><text:span text:style-name="T9">return array</text:span><text:span text:style-name="T12">();</text:span></text:p>
      <text:p text:style-name="P9"><text:s text:c="8"/>}</text:p>
      <text:p text:style-name="P9"><text:s/></text:p>
      <text:p text:style-name="P4"><text:span text:style-name="T12"><text:s text:c="8"/>$q = $this-&gt;createQueryBuilder(</text:span><text:span text:style-name="T20">'j'</text:span><text:span text:style-name="T12">)</text:span></text:p>
      <text:p text:style-name="P4"><text:span text:style-name="T12"><text:s text:c="12"/>-&gt;where(</text:span><text:span text:style-name="T20">'j.id IN (:pks)'</text:span><text:span text:style-name="T12">)</text:span></text:p>
      <text:p text:style-name="P4"><text:span text:style-name="T12"><text:s text:c="12"/>-&gt;setParameter(</text:span><text:span text:style-name="T20">'pks'</text:span><text:span text:style-name="T12">, $pks)</text:span></text:p>
      <text:p text:style-name="P4"><text:span text:style-name="T12"><text:s text:c="12"/>-&gt;andWhere(</text:span><text:span text:style-name="T20">'j.is_activated = :active'</text:span><text:span text:style-name="T12">)</text:span></text:p>
      <text:p text:style-name="P4"><text:span text:style-name="T12"><text:s text:c="12"/>-&gt;setParameter(</text:span><text:span text:style-name="T20">'active'</text:span><text:span text:style-name="T12">, 1)</text:span></text:p>
      <text:p text:style-name="P9"><text:s text:c="12"/>-&gt;setMaxResults(20)</text:p>
      <text:p text:style-name="P9"><text:s text:c="12"/>-&gt;getQuery();</text:p>
      <text:p text:style-name="P9"><text:s/></text:p>
      <text:p text:style-name="P4"><text:span text:style-name="T12"><text:s text:c="8"/></text:span><text:span text:style-name="T9">return </text:span><text:span text:style-name="T12">$q-&gt;getResult();</text:span></text:p>
      <text:p text:style-name="P9"><text:s text:c="4"/>}</text:p>
      <text:p text:style-name="P14">}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6. Podpięcie wyszukiwarki</text:p>
      <text:p text:style-name="P22"/>
      <text:p text:style-name="P26">//src/Ens/JobeetBundle/Resources/views/layout.html.twig</text:p>
      <text:p text:style-name="P26"/>
      <text:p text:style-name="P23"><text:span text:style-name="T17"><text:s text:c="12"/></text:span><text:span text:style-name="T35">&lt;</text:span><text:span text:style-name="T38">div</text:span><text:span text:style-name="T23"> </text:span><text:span text:style-name="T41">class</text:span><text:span text:style-name="T17">=</text:span><text:span text:style-name="T43">"search"</text:span><text:span text:style-name="T35">&gt;</text:span></text:p>
      <text:p text:style-name="P4"><text:span text:style-name="T12"><text:s text:c="14"/></text:span><text:span text:style-name="T34">&lt;</text:span><text:span text:style-name="T37">h2</text:span><text:span text:style-name="T34">&gt;</text:span><text:span text:style-name="T30">{%</text:span><text:span text:style-name="T9"> trans </text:span><text:span text:style-name="T30">%}</text:span><text:span text:style-name="T12">Ask for a job</text:span><text:span text:style-name="T30">{%</text:span><text:span text:style-name="T9"> endtrans </text:span><text:span text:style-name="T30">%}</text:span><text:span text:style-name="T34">&lt;/</text:span><text:span text:style-name="T37">h2</text:span><text:span text:style-name="T34">&gt;</text:span></text:p>
      <text:p text:style-name="P4"><text:span text:style-name="T12"><text:s text:c="14"/></text:span><text:span text:style-name="T34">&lt;</text:span><text:span text:style-name="T37">form</text:span> <text:span text:style-name="T40">action</text:span><text:span text:style-name="T12">=</text:span>"<text:span text:style-name="T1">{{</text:span><text:span text:style-name="T2"> </text:span><text:span text:style-name="T1">path('ens_job_search')</text:span><text:span text:style-name="T2"> </text:span><text:span text:style-name="T1">}}</text:span>" <text:span text:style-name="T40">method</text:span><text:span text:style-name="T12">=</text:span><text:span text:style-name="T42">"get"</text:span><text:span text:style-name="T34">&gt;</text:span></text:p>
      <text:p text:style-name="P4"><text:span text:style-name="T12"><text:s text:c="16"/></text:span><text:span text:style-name="T34">&lt;</text:span><text:span text:style-name="T37">input</text:span> <text:span text:style-name="T40">type</text:span><text:span text:style-name="T12">=</text:span><text:span text:style-name="T42">"text"</text:span> <text:span text:style-name="T1">name=</text:span><text:span text:style-name="T8">"query"</text:span><text:span text:style-name="T1"> value="{{</text:span><text:span text:style-name="T2"> </text:span><text:span text:style-name="T1">app.request.get('query')</text:span><text:span text:style-name="T2"> </text:span><text:span text:style-name="T1">}}"</text:span> <text:span text:style-name="T40">id</text:span><text:span text:style-name="T12">=</text:span><text:span text:style-name="T42">"search_keywords"</text:span> <text:span text:style-name="T34">/&gt;</text:span></text:p>
      <text:p text:style-name="P4"><text:span text:style-name="T12"><text:s text:c="16"/></text:span><text:span text:style-name="T34">&lt;</text:span><text:span text:style-name="T37">input</text:span> <text:span text:style-name="T40">type</text:span><text:span text:style-name="T12">=</text:span><text:span text:style-name="T42">"submit"</text:span> <text:span text:style-name="T40">value</text:span><text:span text:style-name="T12">=</text:span><text:span text:style-name="T42">"search"</text:span> <text:span text:style-name="T34">/&gt;</text:span></text:p>
      <text:p text:style-name="P4"><text:span text:style-name="T12"><text:s text:c="16"/></text:span><text:span text:style-name="T34">&lt;</text:span><text:span text:style-name="T37">div</text:span> <text:span text:style-name="T40">class</text:span><text:span text:style-name="T12">=</text:span><text:span text:style-name="T42">"help"</text:span><text:span text:style-name="T34">&gt;</text:span></text:p>
      <text:p text:style-name="P4"><text:span text:style-name="T12"><text:s text:c="18"/></text:span><text:span text:style-name="T30">{%</text:span><text:span text:style-name="T9"> trans </text:span><text:span text:style-name="T30">%}</text:span><text:span text:style-name="T12">Enter some keywords (city, country, position, ...)</text:span><text:span text:style-name="T30">{%</text:span><text:span text:style-name="T9"> endtrans </text:span><text:span text:style-name="T30">%}</text:span></text:p>
      <text:p text:style-name="P4"><text:span text:style-name="T12"><text:s text:c="16"/></text:span><text:span text:style-name="T34">&lt;/</text:span><text:span text:style-name="T37">div</text:span><text:span text:style-name="T34">&gt;</text:span></text:p>
      <text:p text:style-name="P4"><text:span text:style-name="T12"><text:s text:c="14"/></text:span><text:span text:style-name="T34">&lt;/</text:span><text:span text:style-name="T37">form</text:span><text:span text:style-name="T34">&gt;</text:span></text:p>
      <text:p text:style-name="P5"><text:span text:style-name="T15"><text:s text:c="12"/></text:span><text:span text:style-name="T36">&lt;/</text:span><text:span text:style-name="T39">div</text:span><text:span text:style-name="T36">&gt;</text:span></text:p>
      <text:p text:style-name="P26"/>
      <text:p text:style-name="P26">7. Tasks – dodanie metody czyszczącej indeks z przeterminowanych ofert. </text:p>
      <text:p text:style-name="P26">Plik powstał w Step11. Dlatego należy wykonać kroki z Step11, a następnie dodać poniższą metodę.</text:p>
      <text:p text:style-name="P26"/>
      <text:p text:style-name="P24"><text:span text:style-name="T9">use </text:span><text:span text:style-name="T19">Ens\JobeetBundle\Entity\Job;</text:span></text:p>
      <text:p text:style-name="P30"/>
      <text:p text:style-name="P24"><text:span text:style-name="T9">class </text:span><text:span text:style-name="T12">JobeetCleanupCommand </text:span><text:span text:style-name="T9">extends </text:span><text:span text:style-name="T12">ContainerAwareCommand</text:span></text:p>
      <text:p text:style-name="P9">{</text:p>
      <text:p text:style-name="P4"><text:span text:style-name="T12"><text:s text:c="4"/></text:span><text:span text:style-name="T29">// ...</text:span></text:p>
      <text:p text:style-name="P9"><text:s/></text:p>
      <text:p text:style-name="P4"><text:span text:style-name="T12"><text:s text:c="4"/></text:span><text:span text:style-name="T9">protected function </text:span><text:span text:style-name="T12">execute(InputInterface $input, OutputInterface $output)</text:span></text:p>
      <text:p text:style-name="P9"><text:s text:c="4"/>{</text:p>
      <text:p text:style-name="P4"><text:span text:style-name="T12"><text:s text:c="8"/>$days = $input-&gt;getArgument(</text:span><text:span text:style-name="T20">'days'</text:span><text:span text:style-name="T12">);</text:span></text:p>
      <text:p text:style-name="P9"><text:s/></text:p>
      <text:p text:style-name="P4"><text:span text:style-name="T12"><text:s text:c="8"/>$em = $this-&gt;getContainer()-&gt;get(</text:span><text:span text:style-name="T20">'doctrine'</text:span><text:span text:style-name="T12">)-&gt;getManager();</text:span></text:p>
      <text:p text:style-name="P9"><text:s/></text:p>
      <text:p text:style-name="P4"><text:span text:style-name="T12"><text:s text:c="8"/></text:span><text:span text:style-name="T29">// cleanup Lucene index</text:span></text:p>
      <text:p text:style-name="P9"><text:s text:c="8"/>$index = Job::<text:span text:style-name="T44">getLuceneIndex</text:span>();</text:p>
      <text:p text:style-name="P9"><text:s/></text:p>
      <text:p text:style-name="P4"><text:span text:style-name="T12"><text:s text:c="8"/>$q = $em-&gt;getRepository(</text:span><text:span text:style-name="T20">'EnsJobeetBundle:Job'</text:span><text:span text:style-name="T12">)-&gt;createQueryBuilder(</text:span><text:span text:style-name="T20">'j'</text:span><text:span text:style-name="T12">)</text:span></text:p>
      <text:p text:style-name="P4"><text:span text:style-name="T12"><text:s text:c="10"/>-&gt;where(</text:span><text:span text:style-name="T20">'j.expires_at &lt; :date'</text:span><text:span text:style-name="T12">)</text:span></text:p>
      <text:p text:style-name="P4"><text:span text:style-name="T12"><text:s text:c="10"/>-&gt;setParameter(</text:span><text:span text:style-name="T20">'date'</text:span><text:span text:style-name="T12">,date(</text:span><text:span text:style-name="T20">'Y-m-d'</text:span><text:span text:style-name="T12">))</text:span></text:p>
      <text:p text:style-name="P9"><text:s text:c="10"/>-&gt;getQuery();</text:p>
      <text:p text:style-name="P9"><text:s/></text:p>
      <text:p text:style-name="P9"><text:s text:c="8"/>$jobs = $q-&gt;getResult();</text:p>
      <text:p text:style-name="P4"><text:span text:style-name="T12"><text:s text:c="8"/></text:span><text:span text:style-name="T9">foreach </text:span><text:span text:style-name="T12">($jobs </text:span><text:span text:style-name="T9">as </text:span><text:span text:style-name="T12">$job)</text:span></text:p>
      <text:p text:style-name="P9"><text:s text:c="8"/>{</text:p>
      <text:p text:style-name="P4"><text:span text:style-name="T12"><text:s text:c="10"/></text:span><text:span text:style-name="T9">if </text:span><text:span text:style-name="T12">($hit = $index-&gt;find(</text:span><text:span text:style-name="T20">'pk:'</text:span><text:span text:style-name="T12">.$job-&gt;getId()))</text:span></text:p>
      <text:p text:style-name="P9"><text:s text:c="10"/>{</text:p>
      <text:p text:style-name="P4"><text:span text:style-name="T12"><text:s text:c="12"/>$index-&gt;delete($hit-&gt;</text:span><text:span text:style-name="T20">id</text:span><text:span text:style-name="T12">);</text:span></text:p>
      <text:p text:style-name="P9"><text:s text:c="10"/>}</text:p>
      <text:p text:style-name="P9"><text:s text:c="8"/>}</text:p>
      <text:p text:style-name="P9"><text:s/></text:p>
      <text:p text:style-name="P9"><text:s text:c="8"/>$index-&gt;optimize();</text:p>
      <text:p text:style-name="P9"><text:s/></text:p>
      <text:p text:style-name="P4"><text:span text:style-name="T12"><text:s text:c="8"/>$output-&gt;writeln(</text:span><text:span text:style-name="T20">'Cleaned up and optimized the job index'</text:span><text:span text:style-name="T12">);</text:span></text:p>
      <text:p text:style-name="P9"><text:s/></text:p>
      <text:p text:style-name="P4"><text:span text:style-name="T12"><text:s text:c="8"/></text:span><text:span text:style-name="T29">// Remove stale jobs</text:span></text:p>
      <text:p text:style-name="P4"><text:span text:style-name="T12"><text:s text:c="8"/>$nb = $em-&gt;getRepository(</text:span><text:span text:style-name="T20">'EnsJobeetBundle:Job'</text:span><text:span text:style-name="T12">)-&gt;cleanup($days);</text:span></text:p>
      <text:p text:style-name="P9"><text:s/></text:p>
      <text:p text:style-name="P4"><text:span text:style-name="T12"><text:s text:c="8"/>$output-&gt;writeln(sprintf(</text:span><text:span text:style-name="T20">'Removed %d stale jobs'</text:span><text:span text:style-name="T12">, $nb));</text:span></text:p>
      <text:p text:style-name="P9"><text:s text:c="4"/>}</text:p>
      <text:p text:style-name="P9">}</text:p>
      <text:p text:style-name="P32"/>
      <text:p text:style-name="P33">Za każdym razem gdy zechcesz dodać nową funkcje do projektu, sprwadz czy nie została już napisana gdzieś indziej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H7M38S</meta:editing-duration>
    <meta:editing-cycles>86</meta:editing-cycles>
    <meta:generator>OpenOffice.org/3.3$Win32 OpenOffice.org_project/330m20$Build-9567</meta:generator>
    <dc:date>2014-05-30T10:02:24.86</dc:date>
    <dc:creator>szymon idczak</dc:creator>
    <meta:document-statistic meta:table-count="0" meta:image-count="0" meta:object-count="0" meta:page-count="6" meta:paragraph-count="284" meta:word-count="813" meta:character-count="9554"/>
    <meta:user-defined meta:name="Info 1"/>
    <meta:user-defined meta:name="Info 2"/>
    <meta:user-defined meta:name="Info 3"/>
    <meta:user-defined meta:name="Info 4"/>
  </office:meta>
</office:document-meta>
</file>